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navigationshortcuts" style:family="table">
      <style:table-properties style:width="17cm" fo:margin-left="0cm" fo:margin-right="0cm" fo:margin-top="0cm" fo:margin-bottom="0.499cm" table:align="margins" style:may-break-between-rows="true"/>
    </style:style>
    <style:style style:name="navigationshortcuts.A" style:family="table-column">
      <style:table-column-properties style:column-width="4.604cm" style:rel-column-width="17749*"/>
    </style:style>
    <style:style style:name="navigationshortcuts.B" style:family="table-column">
      <style:table-column-properties style:column-width="12.397cm"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vigationshortcuts.B1" style:family="table-cell">
      <style:table-cell-properties fo:background-color="transparent" fo:padding="0.097cm" fo:border="0.002cm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97cm" fo:border-left="0.002cm solid #000000" fo:border-right="none" fo:border-top="none" fo:border-bottom="none">
        <style:background-image/>
      </style:table-cell-properties>
    </style:style>
    <style:style style:name="navigationshortcuts.B2" style:family="table-cell">
      <style:table-cell-properties fo:background-color="transparent" fo:padding="0.097cm" fo:border-left="0.002cm solid #000000" fo:border-right="0.002cm solid #000000" fo:border-top="none" fo:border-bottom="none">
        <style:background-image/>
      </style:table-cell-properties>
    </style:style>
    <style:style style:name="navigationshortcuts.A3" style:family="table-cell">
      <style:table-cell-properties fo:background-color="transparent" fo:padding="0.097cm" fo:border-left="0.002cm solid #000000" fo:border-right="none" fo:border-top="none" fo:border-bottom="none">
        <style:background-image/>
      </style:table-cell-properties>
    </style:style>
    <style:style style:name="navigationshortcuts.A11" style:family="table-cell">
      <style:table-cell-properties fo:background-color="transparent" fo:padding="0.097cm" fo:border-left="0.002cm solid #000000" fo:border-right="none" fo:border-top="none" fo:border-bottom="0.002cm solid #000000">
        <style:background-image/>
      </style:table-cell-properties>
    </style:style>
    <style:style style:name="navigationshortcuts.B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navigationshortcuts.A12" style:family="table-cell">
      <style:table-cell-properties fo:background-color="transparent" fo:padding="0.097cm" fo:border-left="0.002cm solid #000000" fo:border-right="none" fo:border-top="0.002cm solid #000000" fo:border-bottom="none">
        <style:background-image/>
      </style:table-cell-properties>
    </style:style>
    <style:style style:name="navigationshortcuts.B12"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functionkeys" style:family="table">
      <style:table-properties style:width="17cm" fo:margin-left="0cm" fo:margin-right="0cm" fo:margin-top="0cm" fo:margin-bottom="0.4cm" table:align="margins" fo:keep-with-next="auto"/>
    </style:style>
    <style:style style:name="functionkeys.A" style:family="table-column">
      <style:table-column-properties style:column-width="4.584cm" style:rel-column-width="17672*"/>
    </style:style>
    <style:style style:name="functionkeys.B" style:family="table-column">
      <style:table-column-properties style:column-width="12.416cm"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functionkeys.B1" style:family="table-cell">
      <style:table-cell-properties fo:background-color="transparent" fo:padding="0.097cm" fo:border="0.002cm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97cm" fo:border-left="0.002cm solid #000000" fo:border-right="none" fo:border-top="none" fo:border-bottom="none">
        <style:background-image/>
      </style:table-cell-properties>
    </style:style>
    <style:style style:name="functionkeys.B2" style:family="table-cell">
      <style:table-cell-properties fo:background-color="transparent" fo:padding="0.097cm" fo:border-left="0.002cm solid #000000" fo:border-right="0.002cm solid #000000" fo:border-top="none" fo:border-bottom="none">
        <style:background-image/>
      </style:table-cell-properties>
    </style:style>
    <style:style style:name="functionkeys.A3" style:family="table-cell">
      <style:table-cell-properties fo:background-color="transparent" fo:padding="0.097cm" fo:border-left="0.002cm solid #000000" fo:border-right="none" fo:border-top="none" fo:border-bottom="none">
        <style:background-image/>
      </style:table-cell-properties>
    </style:style>
    <style:style style:name="functionkeys.A8" style:family="table-cell">
      <style:table-cell-properties fo:background-color="transparent" fo:padding="0.097cm" fo:border-left="0.002cm solid #000000" fo:border-right="none" fo:border-top="none" fo:border-bottom="0.002cm solid #000000">
        <style:background-image/>
      </style:table-cell-properties>
    </style:style>
    <style:style style:name="functionkeys.B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table:align="margins" fo:keep-with-next="auto"/>
    </style:style>
    <style:style style:name="Table1.A" style:family="table-column">
      <style:table-column-properties style:column-width="4.584cm" style:rel-column-width="17672*"/>
    </style:style>
    <style:style style:name="Table1.B" style:family="table-column">
      <style:table-column-properties style:column-width="12.416cm"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97cm" fo:border-left="0.002cm solid #000000" fo:border-right="none" fo:border-top="none" fo:border-bottom="none">
        <style:background-image/>
      </style:table-cell-properties>
    </style:style>
    <style:style style:name="Table1.B2" style:family="table-cell">
      <style:table-cell-properties fo:background-color="transparent" fo:padding="0.097cm" fo:border-left="0.002cm solid #000000" fo:border-right="0.002cm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97cm" fo:border-left="0.002cm solid #000000" fo:border-right="none" fo:border-top="none" fo:border-bottom="0.002cm solid #000000">
        <style:background-image/>
      </style:table-cell-properties>
    </style:style>
    <style:style style:name="Table1.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Formattingshortcutkeys" style:family="table">
      <style:table-properties style:width="17cm" fo:margin-left="0cm" fo:margin-right="0cm" table:align="margins" fo:keep-with-next="auto" style:may-break-between-rows="false"/>
    </style:style>
    <style:style style:name="Formattingshortcutkeys.A" style:family="table-column">
      <style:table-column-properties style:column-width="4.563cm" style:rel-column-width="17589*"/>
    </style:style>
    <style:style style:name="Formattingshortcutkeys.B" style:family="table-column">
      <style:table-column-properties style:column-width="12.437cm"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Formattingshortcutkeys.B1" style:family="table-cell">
      <style:table-cell-properties fo:background-color="transparent" fo:padding="0.097cm" fo:border="0.002cm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97cm" fo:border-left="0.002cm solid #000000" fo:border-right="none" fo:border-top="none" fo:border-bottom="none">
        <style:background-image/>
      </style:table-cell-properties>
    </style:style>
    <style:style style:name="Formattingshortcutkeys.B2" style:family="table-cell">
      <style:table-cell-properties fo:background-color="transparent" fo:padding="0.097cm" fo:border-left="0.002cm solid #000000" fo:border-right="0.002cm solid #000000" fo:border-top="none" fo:border-bottom="none">
        <style:background-image/>
      </style:table-cell-properties>
    </style:style>
    <style:style style:name="Formattingshortcutkeys.A3" style:family="table-cell">
      <style:table-cell-properties fo:background-color="transparent" fo:padding="0.097cm" fo:border-left="0.002cm solid #000000" fo:border-right="none" fo:border-top="none" fo:border-bottom="none">
        <style:background-image/>
      </style:table-cell-properties>
    </style:style>
    <style:style style:name="Formattingshortcutkeys.A7" style:family="table-cell">
      <style:table-cell-properties fo:background-color="transparent" fo:padding="0.097cm" fo:border-left="0.002cm solid #000000" fo:border-right="none" fo:border-top="none" fo:border-bottom="0.002cm solid #000000">
        <style:background-image/>
      </style:table-cell-properties>
    </style:style>
    <style:style style:name="Formattingshortcutkeys.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taPilotshortcutkeys" style:family="table">
      <style:table-properties style:width="17cm" fo:margin-left="0cm" fo:margin-right="0cm" table:align="margins" fo:keep-with-next="auto"/>
    </style:style>
    <style:style style:name="DataPilotshortcutkeys.A" style:family="table-column">
      <style:table-column-properties style:column-width="4.563cm" style:rel-column-width="17589*"/>
    </style:style>
    <style:style style:name="DataPilotshortcutkeys.B" style:family="table-column">
      <style:table-column-properties style:column-width="12.437cm"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ataPilotshortcutkeys.B1" style:family="table-cell">
      <style:table-cell-properties fo:background-color="transparent" fo:padding="0.097cm" fo:border="0.002cm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97cm" fo:border-left="0.002cm solid #000000" fo:border-right="none" fo:border-top="none" fo:border-bottom="none">
        <style:background-image/>
      </style:table-cell-properties>
    </style:style>
    <style:style style:name="DataPilotshortcutkeys.B2" style:family="table-cell">
      <style:table-cell-properties fo:background-color="transparent" fo:padding="0.097cm" fo:border-left="0.002cm solid #000000" fo:border-right="0.002cm solid #000000" fo:border-top="none" fo:border-bottom="none">
        <style:background-image/>
      </style:table-cell-properties>
    </style:style>
    <style:style style:name="DataPilotshortcutkeys.A3" style:family="table-cell">
      <style:table-cell-properties fo:background-color="transparent" fo:padding="0.097cm" fo:border-left="0.002cm solid #000000" fo:border-right="none" fo:border-top="none" fo:border-bottom="none">
        <style:background-image/>
      </style:table-cell-properties>
    </style:style>
    <style:style style:name="DataPilotshortcutkeys.A20" style:family="table-cell">
      <style:table-cell-properties fo:background-color="transparent" fo:padding="0.097cm" fo:border-left="0.002cm solid #000000" fo:border-right="none" fo:border-top="none" fo:border-bottom="0.002cm solid #000000">
        <style:background-image/>
      </style:table-cell-properties>
    </style:style>
    <style:style style:name="DataPilotshortcutkeys.B2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TextBody" style:master-page-name="">
      <style:paragraph-properties style:page-number="auto" fo:keep-with-next="always">
        <style:tab-stops/>
      </style:paragraph-properties>
    </style:style>
    <style:style style:name="P2" style:family="paragraph" style:parent-style-name="OOoTextBody">
      <style:paragraph-properties>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extBody">
      <style:paragraph-properties loext:contextual-spacing="false"/>
    </style:style>
    <style:style style:name="P7" style:family="paragraph" style:parent-style-name="OOoTextBody">
      <style:paragraph-properties>
        <style:tab-stops>
          <style:tab-stop style:position="5.001cm"/>
          <style:tab-stop style:position="12cm"/>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ableCaption" style:master-page-name="">
      <style:paragraph-properties style:page-number="auto" fo:keep-with-next="auto"/>
    </style:style>
    <style:style style:name="P12" style:family="paragraph" style:parent-style-name="OOoTableCaption">
      <style:paragraph-properties fo:margin-left="0cm" fo:margin-right="0cm" fo:text-indent="0cm" style:auto-text-indent="false"/>
      <style:text-properties fo:language="zxx" fo:country="none" fo:font-style="normal" style:font-style-asian="normal" style:font-style-complex="normal"/>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extBody">
      <style:paragraph-properties>
        <style:tab-stops/>
      </style:paragraph-propertie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ToCHead" style:master-page-name="OOoFrontMatter">
      <style:paragraph-properties style:page-number="auto"/>
    </style:style>
    <style:style style:name="P17" style:family="paragraph" style:parent-style-name="OOoHeading_20_1">
      <style:paragraph-properties fo:break-before="page"/>
    </style:style>
    <style:style style:name="P18" style:family="paragraph" style:parent-style-name="OOoHeading_20_1" style:master-page-name="">
      <style:paragraph-properties style:page-number="auto" fo:break-before="auto" fo:break-after="auto"/>
    </style:style>
    <style:style style:name="P19" style:family="paragraph" style:parent-style-name="OOoHeading_20_1" style:master-page-name="OOoPageStyle">
      <style:paragraph-properties style:page-number="auto" fo:break-before="auto" fo:break-after="auto"/>
    </style:style>
    <style:style style:name="P20" style:family="paragraph" style:parent-style-name="OOoContents_20_2">
      <style:paragraph-properties>
        <style:tab-stops>
          <style:tab-stop style:position="16.501cm" style:type="right" style:leader-style="dotted" style:leader-text="."/>
        </style:tab-stops>
      </style:paragraph-properties>
    </style:style>
    <style:style style:name="P21" style:family="paragraph" style:parent-style-name="OOoNewChapter" style:master-page-name="OOoFirstPage">
      <style:paragraph-properties style:page-number="auto"/>
    </style:style>
    <style:style style:name="P22" style:family="paragraph" style:parent-style-name="OOoContents_20_1">
      <style:paragraph-properties>
        <style:tab-stops>
          <style:tab-stop style:position="17cm" style:type="right" style:leader-style="dotted" style:leader-text="."/>
        </style:tab-stops>
      </style:paragraph-properties>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Times New Roman"/>
    </style:style>
    <style:style style:name="T7" style:family="text">
      <style:text-properties style:font-name="Bitstream Vera Serif" fo:language="en" fo:country="US"/>
    </style:style>
    <style:style style:name="T8" style:family="text">
      <style:text-properties fo:language="zxx" fo:country="none"/>
    </style:style>
    <style:style style:name="T9" style:family="text">
      <style:text-properties style:font-name="Times New Roman1" fo:font-size="11pt"/>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DejaVu Sans1" fo:font-size="11pt" fo:language="en" fo:country="US" fo:font-weight="bold" style:letter-kerning="true" style:font-weight-asian="bold" style:font-weight-complex="bold"/>
    </style:style>
    <style:style style:name="T14" style:family="text">
      <style:text-properties style:font-name="DejaVu Sans1" fo:font-size="11pt" fo:language="en" fo:country="US" style:letter-kerning="true"/>
    </style:style>
    <style:style style:name="T15" style:family="text">
      <style:text-properties style:font-name="DejaVu Serif" fo:font-size="11pt" fo:language="en" fo:country="US"/>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071646744" text:id="ct1071646744">
          <text:insertion>
            <office:change-info>
              <dc:creator>f c</dc:creator>
              <dc:date>2021-06-14T09:48:00</dc:date>
            </office:change-info>
          </text:insertion>
        </text:changed-region>
        <text:changed-region xml:id="ct1071583408" text:id="ct1071583408">
          <text:insertion>
            <office:change-info>
              <dc:creator>f c</dc:creator>
              <dc:date>2021-06-14T09:48:00</dc:date>
            </office:change-info>
          </text:insertion>
        </text:changed-region>
        <text:changed-region xml:id="ct710222312" text:id="ct710222312">
          <text:insertion>
            <office:change-info>
              <dc:creator>Dick Groskamp</dc:creator>
              <dc:date>2022-02-23T16:57:00</dc:date>
            </office:change-info>
          </text:insertion>
        </text:changed-region>
        <text:changed-region xml:id="ct710225120" text:id="ct710225120">
          <text:insertion>
            <office:change-info>
              <dc:creator>Dick Groskamp</dc:creator>
              <dc:date>2022-02-23T16:57:00</dc:date>
            </office:change-info>
          </text:insertion>
        </text:changed-region>
        <text:changed-region xml:id="ct710225848" text:id="ct710225848">
          <text:insertion>
            <office:change-info>
              <dc:creator>Dick Groskamp</dc:creator>
              <dc:date>2022-02-23T16:57:00</dc:date>
            </office:change-info>
          </text:insertion>
        </text:changed-region>
        <text:changed-region xml:id="ct162445272" text:id="ct162445272">
          <text:deletion>
            <office:change-info>
              <dc:creator>Dick Groskamp</dc:creator>
              <dc:date>2022-02-23T16:58: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62444752" text:id="ct162444752">
          <text:insertion>
            <office:change-info>
              <dc:creator>Dick Groskamp</dc:creator>
              <dc:date>2022-02-23T16:58:00</dc:date>
            </office:change-info>
          </text:insertion>
        </text:changed-region>
        <text:changed-region xml:id="ct162447144" text:id="ct162447144">
          <text:insertion>
            <office:change-info>
              <dc:creator>Dick Groskamp</dc:creator>
              <dc:date>2022-02-23T16:58:00</dc:date>
            </office:change-info>
          </text:insertion>
        </text:changed-region>
        <text:changed-region xml:id="ct162444544" text:id="ct162444544">
          <text:deletion>
            <office:change-info>
              <dc:creator>Dick Groskamp</dc:creator>
              <dc:date>2022-02-23T16:58:00</dc:date>
            </office:change-info>
            <text:p text:style-name="OOoTextBody">anuary</text:p>
          </text:deletion>
        </text:changed-region>
        <text:changed-region xml:id="ct162444336" text:id="ct162444336">
          <text:insertion>
            <office:change-info>
              <dc:creator>Dick Groskamp</dc:creator>
              <dc:date>2022-02-23T16:58:00</dc:date>
            </office:change-info>
          </text:insertion>
        </text:changed-region>
        <text:changed-region xml:id="ct162449120" text:id="ct162449120">
          <text:deletion>
            <office:change-info>
              <dc:creator>Dick Groskamp</dc:creator>
              <dc:date>2022-02-23T16:58:00</dc:date>
            </office:change-info>
            <text:p text:style-name="OOoTextBody">11</text:p>
          </text:deletion>
        </text:changed-region>
        <text:changed-region xml:id="ct162444856" text:id="ct162444856">
          <text:insertion>
            <office:change-info>
              <dc:creator>Dick Groskamp</dc:creator>
              <dc:date>2022-02-23T16:58:00</dc:date>
            </office:change-info>
          </text:insertion>
        </text:changed-region>
        <text:changed-region xml:id="ct162449432" text:id="ct162449432">
          <text:insertion>
            <office:change-info>
              <dc:creator>Dick Groskamp</dc:creator>
              <dc:date>2022-02-23T16:58:00</dc:date>
            </office:change-info>
          </text:insertion>
        </text:changed-region>
        <text:changed-region xml:id="ct162450992" text:id="ct162450992">
          <text:deletion>
            <office:change-info>
              <dc:creator>Dick Groskamp</dc:creator>
              <dc:date>2022-02-23T16:58:00</dc:date>
            </office:change-info>
            <text:p text:style-name="OOoTextBody">.org 3.3</text:p>
          </text:deletion>
        </text:changed-region>
        <text:changed-region xml:id="ct1071587152" text:id="ct1071587152">
          <text:insertion>
            <office:change-info>
              <dc:creator>f c</dc:creator>
              <dc:date>2021-06-14T09:48:00</dc:date>
            </office:change-info>
          </text:insertion>
        </text:changed-region>
        <text:changed-region xml:id="ct1070046072" text:id="ct1070046072">
          <text:deletion>
            <office:change-info>
              <dc:creator>Dick Groskamp</dc:creator>
              <dc:date>2022-02-23T16:58:00</dc:date>
            </office:change-info>
            <text:p text:style-name="OOoTableText"><text:span text:style-name="OOoMenuPath">.org</text:span></text:p>
          </text:deletion>
        </text:changed-region>
        <text:changed-region xml:id="ct1071717272" text:id="ct1071717272">
          <text:deletion>
            <office:change-info>
              <dc:creator>Dick Groskamp</dc:creator>
              <dc:date>2022-02-23T17:00:00</dc:date>
            </office:change-info>
            <text:p text:style-name="OOoTableHeader"><text:s/></text:p>
          </text:deletion>
        </text:changed-region>
        <text:changed-region xml:id="ct1071719976" text:id="ct1071719976">
          <text:deletion>
            <office:change-info>
              <dc:creator>Dick Groskamp</dc:creator>
              <dc:date>2022-02-23T17:00:00</dc:date>
            </office:change-info>
            <text:p text:style-name="OOoTableHeader"><text:s/></text:p>
          </text:deletion>
        </text:changed-region>
        <text:changed-region xml:id="ct1071589440" text:id="ct1071589440">
          <text:deletion>
            <office:change-info>
              <dc:creator>Dick Groskamp</dc:creator>
              <dc:date>2022-02-23T17:00:00</dc:date>
            </office:change-info>
            <text:p text:style-name="OOoTableHeader"><text:s/></text:p>
          </text:deletion>
        </text:changed-region>
        <text:changed-region xml:id="ct1071588504" text:id="ct1071588504">
          <text:deletion>
            <office:change-info>
              <dc:creator>Dick Groskamp</dc:creator>
              <dc:date>2022-02-23T17:00:00</dc:date>
            </office:change-info>
            <text:p text:style-name="OOoTableHeader"><text:s/></text:p>
          </text:deletion>
        </text:changed-region>
        <text:changed-region xml:id="ct1071587568" text:id="ct1071587568">
          <text:insertion>
            <office:change-info>
              <dc:creator>f c</dc:creator>
              <dc:date>2021-06-14T10:22:00</dc:date>
            </office:change-info>
          </text:insertion>
        </text:changed-region>
        <text:changed-region xml:id="ct1075091640" text:id="ct1075091640">
          <text:deletion>
            <office:change-info>
              <dc:creator>Dick Groskamp</dc:creator>
              <dc:date>2022-02-23T17:01:00</dc:date>
            </office:change-info>
            <text:p text:style-name="OOoTableHeader"><text:s/></text:p>
          </text:deletion>
        </text:changed-region>
        <text:changed-region xml:id="ct1075092680" text:id="ct1075092680">
          <text:deletion>
            <office:change-info>
              <dc:creator>Dick Groskamp</dc:creator>
              <dc:date>2022-02-23T17:01:00</dc:date>
            </office:change-info>
            <text:p text:style-name="OOoTableHeader"><text:s/></text:p>
          </text:deletion>
        </text:changed-region>
        <text:changed-region xml:id="ct1071586528" text:id="ct1071586528">
          <text:insertion>
            <office:change-info>
              <dc:creator>f c</dc:creator>
              <dc:date>2021-06-14T10:52:00</dc:date>
            </office:change-info>
          </text:insertion>
        </text:changed-region>
        <text:changed-region xml:id="ct1075062520" text:id="ct1075062520">
          <text:deletion>
            <office:change-info>
              <dc:creator>Dick Groskamp</dc:creator>
              <dc:date>2022-02-23T17:02:00</dc:date>
            </office:change-info>
            <text:p text:style-name="P1"/>
            <text:p text:style-name="P2"/>
          </text:deletion>
        </text:changed-region>
        <text:changed-region xml:id="ct1075063144" text:id="ct1075063144">
          <text:insertion>
            <office:change-info>
              <dc:creator>Dick Groskamp</dc:creator>
              <dc:date>2022-02-23T17:02:00</dc:date>
            </office:change-info>
          </text:insertion>
        </text:changed-region>
        <text:changed-region xml:id="ct1075061584" text:id="ct1075061584">
          <text:deletion>
            <office:change-info>
              <dc:creator>Dick Groskamp</dc:creator>
              <dc:date>2022-02-23T17:02:00</dc:date>
            </office:change-info>
            <text:p text:style-name="OOoTableHeader"><text:s/></text:p>
          </text:deletion>
        </text:changed-region>
        <text:changed-region xml:id="ct1075062312" text:id="ct1075062312">
          <text:deletion>
            <office:change-info>
              <dc:creator>Dick Groskamp</dc:creator>
              <dc:date>2022-02-23T17:02:00</dc:date>
            </office:change-info>
            <text:p text:style-name="OOoTableHeader"><text:s/></text:p>
          </text:deletion>
        </text:changed-region>
        <text:changed-region xml:id="ct1075061792" text:id="ct1075061792">
          <text:deletion>
            <office:change-info>
              <dc:creator>Dick Groskamp</dc:creator>
              <dc:date>2022-02-23T17:02:00</dc:date>
            </office:change-info>
            <text:p text:style-name="OOoTableText"><text:span text:style-name="OOoKeystroke"><text:s/></text:span></text:p>
          </text:deletion>
        </text:changed-region>
        <text:changed-region xml:id="ct1075064288" text:id="ct1075064288">
          <text:deletion>
            <office:change-info>
              <dc:creator>Dick Groskamp</dc:creator>
              <dc:date>2022-02-23T17:02:00</dc:date>
            </office:change-info>
            <text:p text:style-name="OOoTableText"><text:span text:style-name="OOoKeystroke"><text:s/></text:span></text:p>
          </text:deletion>
        </text:changed-region>
        <text:changed-region xml:id="ct1075064392" text:id="ct1075064392">
          <text:deletion>
            <office:change-info>
              <dc:creator>Dick Groskamp</dc:creator>
              <dc:date>2022-02-23T17:02:00</dc:date>
            </office:change-info>
            <text:p text:style-name="OOoTableText"><text:span text:style-name="OOoKeystroke"><text:s/></text:span></text:p>
          </text:deletion>
        </text:changed-region>
        <text:changed-region xml:id="ct1075062416" text:id="ct1075062416">
          <text:deletion>
            <office:change-info>
              <dc:creator>Dick Groskamp</dc:creator>
              <dc:date>2022-02-23T17:02:00</dc:date>
            </office:change-info>
            <text:p text:style-name="OOoTableText"><text:span text:style-name="OOoKeystroke"><text:s/></text:span></text:p>
          </text:deletion>
        </text:changed-region>
        <text:changed-region xml:id="ct1075062624" text:id="ct1075062624">
          <text:deletion>
            <office:change-info>
              <dc:creator>Dick Groskamp</dc:creator>
              <dc:date>2022-02-23T17:02:00</dc:date>
            </office:change-info>
            <text:p text:style-name="OOoTableText"><text:span text:style-name="OOoKeystroke"><text:s/></text:span></text:p>
          </text:deletion>
        </text:changed-region>
        <text:changed-region xml:id="ct1075063872" text:id="ct1075063872">
          <text:deletion>
            <office:change-info>
              <dc:creator>Dick Groskamp</dc:creator>
              <dc:date>2022-02-23T17:02:00</dc:date>
            </office:change-info>
            <text:p text:style-name="OOoTableText"><text:span text:style-name="OOoKeystroke"><text:s/></text:span></text:p>
          </text:deletion>
        </text:changed-region>
        <text:changed-region xml:id="ct1075156536" text:id="ct1075156536">
          <text:deletion>
            <office:change-info>
              <dc:creator>Dick Groskamp</dc:creator>
              <dc:date>2022-02-23T17:03:00</dc:date>
            </office:change-info>
            <text:p text:style-name="OOoTableHeader"><text:s/></text:p>
          </text:deletion>
        </text:changed-region>
        <text:changed-region xml:id="ct1075062832" text:id="ct1075062832">
          <text:deletion>
            <office:change-info>
              <dc:creator>Dick Groskamp</dc:creator>
              <dc:date>2022-02-23T17:03:00</dc:date>
            </office:change-info>
            <text:p text:style-name="OOoTableHeader"><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graphics3" text:anchor-type="paragraph" svg:x="0cm" svg:y="0.09cm" svg:width="8.71cm" svg:height="2.512cm" draw:z-index="0"><draw:image xlink:href="../../../../../../../Pictures/Mijn%20afbeeldingen/AOO_40/AOO_4+%20nieuw/aoo4_1-main-tm-logo-rgb.png" xlink:type="simple" xlink:show="embed" xlink:actuate="onLoad" draw:filter-name="&lt;Alle indelingen&gt;"/>
    </draw:frame></text:p>
      <text:p text:style-name="OOoGuideName"><text:change-start text:change-id="ct1071646744"/></text:p>
      <text:p text:style-name="OOoGuideName"><text:change-end text:change-id="ct1071646744"/>Calc Guide<text:hidden-paragraph text:condition="ooow:MD!=0"/><text:change-start text:change-id="ct1071583408"/><office:annotation>
     <dc:creator>f c</dc:creator>
     <dc:date>2021-06-14T09:48:29.26</dc:date>
     <text:p text:style-name="P23"><text:span text:style-name="T16">Update graphic</text:span></text:p>
    </office:annotation><text:change-end text:change-id="ct1071583408"/><text:change-start text:change-id="ct710222312"/><office:annotation>
     <dc:creator>Dick Groskamp</dc:creator>
     <dc:date>2022-02-23T16:57:14.60</dc:date>
     <text:p text:style-name="P24"><text:span text:style-name="T17">Beantwoorden aan f c (14-06-2021, 09:48): "..."</text:span></text:p>
     <text:p><text:span text:style-name="T18">Done</text:span></text:p>
    </office:annotation><text:change-end text:change-id="ct710222312"/></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10225120"/><text:a xlink:type="simple" xlink:href="http://www.gnu.org/licenses/gpl.html" text:style-name="Internet_20_link" text:visited-style-name="Visited_20_Internet_20_Link">s</text:a><text:change-end text:change-id="ct71022512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10225848"/><text:a xlink:type="simple" xlink:href="http://creativecommons.org/licenses/by/3.0/" text:style-name="Internet_20_link" text:visited-style-name="Visited_20_Internet_20_Link">s</text:a><text:change-end text:change-id="ct710225848"/><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7">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1"> </text:span><text:change text:change-id="ct162445272"/><text:change-start text:change-id="ct162444752"/><text:a xlink:type="simple" xlink:href="mailto:doc@openoffice.apache.org" text:style-name="Internet_20_link" text:visited-style-name="Visited_20_Internet_20_Link">doc@openoffice.apache.org</text:a><text:change-end text:change-id="ct162444752"/></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text:change-start text:change-id="ct162447144"/>une<text:change-end text:change-id="ct162447144"/><text:change text:change-id="ct162444544"/> 20<text:change-start text:change-id="ct162444336"/>22<text:change-end text:change-id="ct162444336"/><text:change text:change-id="ct162449120"/>. Based on <text:change-start text:change-id="ct162444856"/>Apache <text:change-end text:change-id="ct162444856"/>OpenOffice<text:change-start text:change-id="ct162449432"/> 4.1<text:change-end text:change-id="ct162449432"/><text:change text:change-id="ct162450992"/>.<text:change-start text:change-id="ct1071587152"/><office:annotation>
      <dc:creator>f c</dc:creator>
      <dc:date>2021-06-14T09:48:42.26</dc:date>
      <text:p text:style-name="P23"><text:span text:style-name="T16">Update page down to here</text:span></text:p>
     </office:annotation><text:change-end text:change-id="ct1071587152"/></text:p>
        <text:h text:style-name="P18" text:outline-level="2"><text:bookmark-start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3">Windows/Linux</text:p>
              </table:table-cell>
              <table:table-cell table:style-name="Table15.A1" office:value-type="string">
                <text:p text:style-name="P13">Mac equivalent</text:p>
              </table:table-cell>
              <table:table-cell table:style-name="Table15.C1" office:value-type="string">
                <text:p text:style-name="P1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text:span><text:change text:change-id="ct1070046072"/><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9">Right-click</text:p>
            </table:table-cell>
            <table:table-cell table:style-name="Table15.A2" office:value-type="string">
              <text:p text:style-name="P9">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9">Ctrl (Control)</text:p>
            </table:table-cell>
            <table:table-cell table:style-name="Table15.A2" office:value-type="string">
              <text:p text:style-name="OOoTableText"><text:span text:style-name="T11">z</text:span> <text:span text:style-name="T1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9">F5</text:p>
            </table:table-cell>
            <table:table-cell table:style-name="Table15.A2" office:value-type="string">
              <text:p text:style-name="P9">Shift+<text:span text:style-name="T11">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9">F11</text:p>
            </table:table-cell>
            <table:table-cell table:style-name="Table15.A6" office:value-type="string">
              <text:p text:style-name="P10"><text:span text:style-name="T10">z</text:span>+<text:span text:style-name="T12">T</text:span></text:p>
            </table:table-cell>
            <table:table-cell table:style-name="Table15.C6" office:value-type="string">
              <text:p text:style-name="OOoTableText">Open Styles &amp; Formatting window</text:p>
            </table:table-cell>
          </table:table-row>
        </table:table>
        <text:p text:style-name="OOoTextBody"/>
        <text:p text:style-name="P1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263_232223001" text:style-name="Internet_20_link" text:visited-style-name="Internet_20_link">Appendix A<text:line-break/> <text:s/>Keyboard Shortcuts<text:tab/>1</text:a></text:p>
            <text:p text:style-name="P20"><text:a xlink:type="simple" xlink:href="#__RefHeading__981_1253041391" text:style-name="Internet_20_link" text:visited-style-name="Internet_20_link">Copyright<text:tab/>2</text:a></text:p>
            <text:p text:style-name="P20"><text:a xlink:type="simple" xlink:href="#__RefHeading__983_1253041391" text:style-name="Internet_20_link" text:visited-style-name="Internet_20_link">Note for Mac users<text:tab/>2</text:a></text:p>
            <text:p text:style-name="P20"><text:a xlink:type="simple" xlink:href="#__RefHeading__985_1253041391" text:style-name="Internet_20_link" text:visited-style-name="Internet_20_link">Introduction<text:tab/>4</text:a></text:p>
            <text:p text:style-name="P20"><text:a xlink:type="simple" xlink:href="#__RefHeading__987_1253041391" text:style-name="Internet_20_link" text:visited-style-name="Internet_20_link">Navigation and selection shortcuts<text:tab/>4</text:a></text:p>
            <text:p text:style-name="P20"><text:a xlink:type="simple" xlink:href="#__RefHeading__989_1253041391" text:style-name="Internet_20_link" text:visited-style-name="Internet_20_link">Function and arrow key shortcuts<text:tab/>5</text:a></text:p>
            <text:p text:style-name="P20"><text:a xlink:type="simple" xlink:href="#__RefHeading__991_1253041391" text:style-name="Internet_20_link" text:visited-style-name="Internet_20_link">Cell formatting shortcuts<text:tab/>7</text:a></text:p>
            <text:p text:style-name="P20"><text:a xlink:type="simple" xlink:href="#__RefHeading__993_1253041391" text:style-name="Internet_20_link" text:visited-style-name="Internet_20_link">Pivot Table shortcuts<text:tab/>8</text:a></text:p>
          </text:index-body>
        </text:table-of-content>
        <text:p text:style-name="OOoTextBody"/>
      </text:section>
      <text:h text:style-name="P19" text:outline-level="2"><text:bookmark-start text:name="__RefHeading__985_1253041391"/><text:alphabetical-index-mark text:string-value="introduction" text:key1="keyboard shortcuts"/>Introduction<text:bookmark-end text:name="__RefHeading__985_1253041391"/></text:h>
      <text:p text:style-name="OOoTextBody">You can use Calc without a pointing device such as a mouse or trackball, by using its built-in keyboard shortcuts.</text:p>
      <text:p text:style-name="P6"><text:span text:style-name="T15">OpenOffice</text:span> has a general set of keyboard shortcuts, available in all components, and a component-specific set directly related to the work of that component.</text:p>
      <text:p text:style-name="P6">For help with <text:span text:style-name="T15">OpenOffice</text:span><text:span text:style-name="T3">’s</text:span> keyboard shortcuts or using <text:span text:style-name="T15">OpenOffice</text:span> with a keyboard only, search the <text:span text:style-name="T15">OpenOffice</text:span> online help using the “shortcut” or “<text:span text:style-name="T8">accessibility” keywords.</text:span></text:p>
      <text:p text:style-name="OOoTextBody"><text:span text:style-name="T8">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alphabetical-index-mark-start text:id="IMark746731776" text:key1="keyboard shortcuts"/>selection<text:alphabetical-index-mark-end text:id="IMark746731776"/> s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change text:change-id="ct1071717272"/></text:p>
            </table:table-cell>
            <table:table-cell table:style-name="navigationshortcuts.B1" office:value-type="string">
              <text:p text:style-name="OOoTableHeader">Effect<text:change text:change-id="ct1071719976"/></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9">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9">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9">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9">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9">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9"> </text:span>If all the sheets in a spreadsheet are selected, this combination only selects the previous sheet.<text:span text:style-name="T9">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9"> </text:span>If all the sheets in a spreadsheet are selected, this combination only selects the next sheet.<text:span text:style-name="T9">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9"> </text:span>A range is a contiguous cell range that contains data and is bounded by empty rows and columns.<text:span text:style-name="T9">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P8">By default, moves the cursor down one cell in a selected range.<text:span text:style-name="T9"> </text:span>To specify the direction that the cursor moves, choose <text:span text:style-name="T4">Tools &gt; Options &gt; </text:span><text:span text:style-name="T13">OpenOffice</text:span><text:span text:style-name="T4"> Calc &gt; General.</text:span></text:p>
          </table:table-cell>
        </table:table-row>
      </table:table>
      <text:h text:style-name="OOoHeading_20_1" text:outline-level="2"><text:bookmark-start text:name="__RefHeading__989_1253041391"/><text:alphabetical-index-mark text:string-value="function keys" text:key1="keyboard shortcuts"/>Function and <text:alphabetical-index-mark text:string-value="arrow keys" text:key1="keyboard shortcuts"/>arrow key s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change text:change-id="ct1071589440"/></text:p>
            </table:table-cell>
            <table:table-cell table:style-name="functionkeys.B1" office:value-type="string">
              <text:p text:style-name="OOoTableHeader">Effect<text:change text:change-id="ct1071588504"/></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8">Displays the <text:span text:style-name="T14">OpenOffice</text:span> help browser.<text:span text:style-name="T9"> </text:span>When the help browser is already open <text:span text:style-name="OOoKeystroke"><text:span text:style-name="T5">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9"> </text:span>If the cursor is in an input box in a dialog that has a minimize button, the dialog is hidden and the input box remains visible.<text:span text:style-name="T9"> </text:span>Press <text:span text:style-name="OOoKeystroke"><text:span text:style-name="T5">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9"> </text:span>In this mode, you can use the arrow keys to extend the selection.<text:span text:style-name="T9">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p>
          </table:table-cell>
        </table:table-row>
        <table:table-row table:style-name="functionkeys.2">
          <table:table-cell table:style-name="functionkeys.A3" office:value-type="string">
            <text:p text:style-name="OOoTableText"><text:span text:style-name="OOoKeystroke">Ctrl+F9</text:span></text:p>
          </table:table-cell>
          <table:table-cell table:style-name="functionkeys.B2" office:value-type="string">
            <text:p text:style-name="OOoTableText">Updates the selected chart.<text:change-start text:change-id="ct1071587568"/><office:annotation>
        <dc:creator>f c</dc:creator>
        <dc:date>2021-06-14T10:22:15.31</dc:date>
        <text:p text:style-name="P23"><text:span text:style-name="T16">Charts auto-update. Is this archaic?</text:span></text:p>
       </office:annotation><text:change-end text:change-id="ct1071587568"/></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change text:change-id="ct1075091640"/></text:p>
            </table:table-cell>
            <table:table-cell table:style-name="Table1.B1" office:value-type="string">
              <text:p text:style-name="OOoTableHeader">Effect<text:change text:change-id="ct1075092680"/></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2"><text:bookmark-start text:name="__RefHeading__991_1253041391"/><text:soft-page-break/><text:alphabetical-index-mark text:string-value="cell formatting" text:key1="keyboard shortcuts"/>Cell formatting shortcuts<text:bookmark-end text:name="__RefHeading__991_1253041391"/></text:h>
      <text:p text:style-name="P1"><text:span text:style-name="OOoKeystroke">Ctrl+1</text:span> open the Format Cells dialog.<text:change-start text:change-id="ct1071586528"/><office:annotation>
     <dc:creator>f c</dc:creator>
     <dc:date>2021-06-14T10:52:51.31</dc:date>
     <text:p text:style-name="P23"><text:span text:style-name="T16">There was a Note that the Table 4 shortcuts do not work on Linux desktops. I tested Linux Mint with Cinnamon and they did work. </text:span></text:p>
    </office:annotation><text:change-end text:change-id="ct1071586528"/><text:change text:change-id="ct1075062520"/><text:change-start text:change-id="ct1075063144"/></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ext:change-end text:change-id="ct1075063144"/>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change text:change-id="ct1075061584"/></text:p>
            </table:table-cell>
            <table:table-cell table:style-name="Formattingshortcutkeys.B1" office:value-type="string">
              <text:p text:style-name="OOoTableHeader">Effect<text:change text:change-id="ct1075062312"/></text:p>
            </table:table-cell>
          </table:table-row>
        </table:table-header-rows>
        <table:table-row table:style-name="Formattingshortcutkeys.2">
          <table:table-cell table:style-name="Formattingshortcutkeys.A2" office:value-type="string">
            <text:p text:style-name="OOoTableText"><text:span text:style-name="OOoKeystroke">Ctrl+Shift+1</text:span><text:change text:change-id="ct1075061792"/></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change text:change-id="ct1075064288"/></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change text:change-id="ct1075064392"/></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change text:change-id="ct1075062416"/></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change text:change-id="ct1075062624"/></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change text:change-id="ct1075063872"/></text:p>
          </table:table-cell>
          <table:table-cell table:style-name="Formattingshortcutkeys.B7" office:value-type="string">
            <text:p text:style-name="OOoTableText">Standard format</text:p>
          </table:table-cell>
        </table:table-row>
      </table:table>
      <text:h text:style-name="P17" text:outline-level="2"><text:bookmark-start text:name="__RefHeading__993_1253041391"/><text:alphabetical-index-mark-start text:id="IMark87302380" text:key1="keyboard shortcuts"/><text:span text:style-name="T3">Pivot Table</text:span><text:alphabetical-index-mark-end text:id="IMark87302380"/> shortcuts<text:bookmark-end text:name="__RefHeading__993_1253041391"/></text:h>
      <text:p text:style-name="P11">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change text:change-id="ct1075156536"/></text:p>
            </table:table-cell>
            <table:table-cell table:style-name="DataPilotshortcutkeys.B1" office:value-type="string">
              <text:p text:style-name="OOoTableHeader">Effect<text:change text:change-id="ct1075062832"/></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8</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8</text:page-number>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Keyboard Shortcuts</dc:title>
    <meta:creation-date>2009-04-12T21:07:31</meta:creation-date>
    <meta:editing-cycles>32</meta:editing-cycles>
    <meta:editing-duration>PT2H24M26S</meta:editing-duration>
    <meta:initial-creator>Jean Hollis</meta:initial-creator>
    <dc:date>2022-02-23T17:04:04.73</dc:date>
    <dc:creator>Dick Groskamp</dc:creator>
    <meta:document-statistic meta:table-count="7" meta:image-count="1" meta:object-count="0" meta:page-count="8" meta:paragraph-count="244" meta:word-count="1564" meta:character-count="921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